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4C0000002CA171D9EB21D4F9A9.png" manifest:media-type="image/png"/>
  <manifest:file-entry manifest:full-path="Pictures/10000000000001DA0000010502878F525549279F.png" manifest:media-type="image/png"/>
  <manifest:file-entry manifest:full-path="Pictures/10000201000002940000009EDD30477015933210.png" manifest:media-type="image/png"/>
  <manifest:file-entry manifest:full-path="Pictures/10000201000000580000002AC6211823EDF9882F.png" manifest:media-type="image/png"/>
  <manifest:file-entry manifest:full-path="Pictures/100002010000006200000037564CA58EA4440772.png" manifest:media-type="image/png"/>
  <manifest:file-entry manifest:full-path="Pictures/1000000000000020000000204B249CA79A42C6D7.png" manifest:media-type="image/png"/>
  <manifest:file-entry manifest:full-path="Pictures/100002010000009C000000388F7F73BB85D22C7D.png" manifest:media-type="image/png"/>
  <manifest:file-entry manifest:full-path="Pictures/100002010000030A000000A8B4B937D8C864C6FD.png" manifest:media-type="image/png"/>
  <manifest:file-entry manifest:full-path="Pictures/10000000000001D00000014557E0E8779C472A80.png" manifest:media-type="image/png"/>
  <manifest:file-entry manifest:full-path="Pictures/10000201000000CC0000003440B5853D4EE96914.png" manifest:media-type="image/png"/>
  <manifest:file-entry manifest:full-path="Pictures/10000201000000190000000BE7EF2AA7C8041F5B.png" manifest:media-type="image/png"/>
  <manifest:file-entry manifest:full-path="Pictures/10000000000001C2000001487B7BDFDD916E7379.png" manifest:media-type="image/png"/>
  <manifest:file-entry manifest:full-path="Pictures/100002010000005C000000362F44D4499BE8E2EF.png" manifest:media-type="image/png"/>
  <manifest:file-entry manifest:full-path="Pictures/1000020100000068000000321B2EF3580FD6B2B6.png" manifest:media-type="image/png"/>
  <manifest:file-entry manifest:full-path="Pictures/10000B960000029D0000012CE338388716D667E9.svg" manifest:media-type="image/svg+xml"/>
  <manifest:file-entry manifest:full-path="Pictures/100002010000006600000034BF844494C01EB17C.png" manifest:media-type="image/png"/>
  <manifest:file-entry manifest:full-path="Pictures/100002010000006000000030E87276349994FD8A.png" manifest:media-type="image/png"/>
  <manifest:file-entry manifest:full-path="Pictures/100002010000035E0000009C207A82361FBF6E6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  <style:paragraph-properties style:writing-mode="lr-tb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  <style:paragraph-properties style:writing-mode="lr-tb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4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38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76cm"/>
      <style:paragraph-properties style:writing-mode="lr-tb"/>
    </style:style>
    <style:style style:name="gr41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28cm"/>
      <style:paragraph-properties style:writing-mode="lr-tb"/>
    </style:style>
    <style:style style:name="gr4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609cm" fo:min-width="1.881cm" fo:padding-top="0.231cm" fo:padding-bottom="0.231cm" fo:padding-left="0.356cm" fo:padding-right="0.356cm"/>
    </style:style>
    <style:style style:name="gr44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263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2.449cm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3.786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1cm"/>
      <style:paragraph-properties style:writing-mode="lr-tb"/>
    </style:style>
    <style:style style:name="gr50" style:family="graphic" style:parent-style-name="objectwithoutfill">
      <style:graphic-properties svg:stroke-width="0.212cm" svg:stroke-color="#bf0041" draw:marker-start="Arrow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0.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09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3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1cm, 1.719cm, 0.553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75cm, 6.431cm, 0cm, 0cm)" draw:image-opacity="100%" style:mirror="none"/>
    </style:style>
    <style:style style:name="gr5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5.463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3.786cm" fo:min-width="4.887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41cm, 1.734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7cm, 8.854cm, 0cm, 4.318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2cm, 9.616cm, 1.836cm, 3.302cm)" draw:image-opacity="100%" style:mirror="none"/>
    </style:style>
    <style:style style:name="gr64" style:family="graphic" style:parent-style-name="objectwithoutfill">
      <style:graphic-properties svg:stroke-width="0.212cm" svg:stroke-color="#729fcf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8cm, 6.822cm, 1.96cm, 6.096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4cm, 10.886cm, 0.974cm, 0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5cm, 11.394cm, 0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3cm, 2.504cm, 0.958cm, 7.588cm)" draw:image-opacity="100%" style:mirror="none"/>
    </style:style>
    <style:style style:name="gr69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.973cm, 13.207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  <style:paragraph-properties style:writing-mode="lr-tb"/>
    </style:style>
    <style:style style:name="gr72" style:family="graphic" style:parent-style-name="objectwithoutfill">
      <style:graphic-properties draw:marker-end="Arrow" draw:marker-end-width="0.3cm" draw:fill="solid" draw:textarea-vertical-align="middle"/>
    </style:style>
    <style:style style:name="gr73" style:family="graphic" style:parent-style-name="objectwithoutfill">
      <style:graphic-properties svg:stroke-color="#ffbf00" draw:marker-end="Arrow" draw:marker-end-width="0.3cm" draw:fill="solid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075cm"/>
      <style:paragraph-properties style:writing-mode="lr-tb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2cm, 10.166cm, 0cm, 2.54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89cm, 1.92cm, 0.253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5cm, 6.83cm, 2.189cm, 6.111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2cm, 9.658cm, 0.798cm, 0.254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762cm"/>
      <style:paragraph-properties style:writing-mode="lr-tb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038cm, 1.976cm, 8.382cm)" draw:image-opacity="100%" style:mirror="none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.74cm, 2.18cm, 12.192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5cm, 11.684cm, 0cm, 0.3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cm, 8.134cm, 0.99cm, 4.572cm)" draw:image-opacity="100%" style:mirror="none"/>
    </style:style>
    <style:style style:name="gr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06cm, 0.692cm, 0cm)" draw:image-opacity="100%" style:mirror="none"/>
    </style:style>
    <style:style style:name="gr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93cm, 1.322cm, 0cm, 0cm)" draw:image-opacity="100%" style:mirror="none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61cm, 0cm, 0cm, 1.641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000000"/>
      <style:text-properties fo:font-size="96pt"/>
    </style:style>
    <style:style style:name="P12" style:family="paragraph">
      <loext:graphic-properties draw:fill="none" draw:fill-color="#ffffff"/>
      <style:text-properties fo:font-size="66pt" style:font-size-asian="66pt" style:font-size-complex="66pt"/>
    </style:style>
    <style:style style:name="P13" style:family="paragraph">
      <loext:graphic-properties draw:fill="none" draw:fill-color="#ffffff"/>
      <style:text-properties fo:color="#ffffff" fo:font-size="96pt" fo:background-color="#000000"/>
    </style:style>
    <style:style style:name="P14" style:family="paragraph">
      <loext:graphic-properties draw:fill="none" draw:fill-color="#ffffff"/>
      <style:text-properties fo:font-size="32pt" fo:background-color="#f6f9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96pt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color="#ffffff" fo:font-size="96pt" fo:background-color="#000000"/>
    </style:style>
    <style:style style:name="T5" style:family="text">
      <style:text-properties fo:font-size="32pt" fo:background-color="#f6f9d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02878F525549279F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7B7BDFDD916E7379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57E0E8779C472A80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57E0E8779C472A80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02878F525549279F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7B7BDFDD916E7379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02878F525549279F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57E0E8779C472A80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6" draw:text-style-name="P10" draw:layer="layout" svg:width="6.941cm" svg:height="2.384cm" svg:x="12.7cm" svg:y="2.794cm">
          <draw:text-box>
            <text:p text:style-name="P9">Leaked organic carbon</text:p>
            <text:p text:style-name="P9">+</text:p>
            <text:p text:style-name="P9">Dead cellular matter</text:p>
          </draw:text-box>
        </draw:frame>
        <draw:frame draw:style-name="gr37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7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8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40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41" draw:text-style-name="P4" draw:layer="layout" svg:x1="20.32cm" svg:y1="1.524cm" svg:x2="11.876cm" svg:y2="1.778cm">
          <text:p/>
        </draw:line>
        <draw:frame draw:style-name="gr42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1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1" draw:layer="layout" svg:width="2.763cm" svg:height="4.036cm" svg:x="4.826cm" svg:y="10.16cm">
          <draw:text-box>
            <text:p><text:span text:style-name="T2">Z</text:span></text:p>
          </draw:text-box>
        </draw:frame>
        <draw:frame draw:style-name="gr45" draw:text-style-name="P11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line draw:style-name="gr33" draw:text-style-name="P4" draw:layer="layout" svg:x1="6.132cm" svg:y1="10.11cm" svg:x2="6.096cm" svg:y2="5.866cm">
          <text:p/>
        </draw:line>
        <draw:frame draw:style-name="gr49" draw:text-style-name="P2" draw:layer="layout" svg:width="2.791cm" svg:height="1.673cm" svg:x="3.299cm" svg:y="6.786cm">
          <draw:text-box>
            <text:p>Nutrient</text:p>
            <text:p>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1.81cm" svg:x2="19.229cm" svg:y2="11.81cm">
          <text:p/>
        </draw:line>
        <draw:frame draw:style-name="gr48" draw:text-style-name="P2" draw:layer="layout" svg:width="5.853cm" svg:height="0.962cm" svg:x="8.999cm" svg:y="10.8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3.186cm">
          <draw:text-box>
            <text:p>death</text:p>
          </draw:text-box>
        </draw:frame>
        <draw:frame draw:style-name="gr51" draw:text-style-name="P2" draw:layer="layout" svg:width="5.112cm" svg:height="0.962cm" svg:x="13.499cm" svg:y="13.286cm">
          <draw:text-box>
            <text:p>Nutrient leakage</text:p>
          </draw:text-box>
        </draw:frame>
        <draw:frame draw:style-name="gr52" draw:text-style-name="P2" draw:layer="layout" svg:width="3.283cm" svg:height="1.673cm" svg:x="15.822cm" svg:y="10.122cm">
          <draw:text-box>
            <text:p>Detritus</text:p>
            <text:p>destroyed</text:p>
          </draw:text-box>
        </draw:frame>
        <draw:frame draw:style-name="gr53" draw:text-style-name="P12" draw:layer="layout" svg:width="1.15cm" svg:height="2.855cm" svg:x="14.786cm" svg:y="9.3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food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line draw:style-name="gr50" draw:text-style-name="P4" draw:layer="layout" svg:x1="7.589cm" svg:y1="10.16cm" svg:x2="19.335cm" svg:y2="5.958cm">
          <text:p/>
        </draw:line>
        <draw:frame draw:style-name="gr55" draw:text-style-name="P2" draw:layer="layout" svg:width="3.233cm" svg:height="0.962cm" svg:x="9.906cm" svg:y="9.198cm">
          <draw:text-box>
            <text:p>Predation</text:p>
          </draw:text-box>
        </draw:frame>
        <draw:line draw:style-name="gr50" draw:text-style-name="P4" draw:layer="layout" svg:x1="7.685cm" svg:y1="5.866cm" svg:x2="19.335cm" svg:y2="10.022cm">
          <text:p/>
        </draw:line>
        <draw:frame draw:style-name="gr56" draw:text-style-name="P2" draw:layer="layout" svg:width="6.801cm" svg:height="0.962cm" svg:x="8.382cm" svg:y="5.334cm">
          <draw:text-box>
            <text:p>Natural decomposition</text:p>
          </draw:text-box>
        </draw:fram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57" draw:text-style-name="P1" draw:layer="layout" svg:width="3.047cm" svg:height="0.697cm" svg:x="12.244cm" svg:y="0.824cm">
          <draw:image xlink:href="Pictures/10000201000002940000009EDD30477015933210.png" xlink:type="simple" xlink:show="embed" xlink:actuate="onLoad" loext:mime-type="image/png">
            <text:p/>
          </draw:image>
        </draw:frame>
        <draw:custom-shape draw:style-name="gr43" draw:text-style-name="P1" draw:layer="layout" svg:width="3.665cm" svg:height="2.929cm" svg:x="19.748cm" svg:y="1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3.665cm" svg:height="2.929cm" svg:x="3.748cm" svg:y="1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2.763cm" svg:height="4.036cm" svg:x="19.335cm" svg:y="1.922cm">
          <draw:text-box>
            <text:p><text:span text:style-name="T2">P</text:span></text:p>
          </draw:text-box>
        </draw:frame>
        <draw:frame draw:style-name="gr45" draw:text-style-name="P11" draw:layer="layout" svg:width="2.949cm" svg:height="4.036cm" svg:x="4.736cm" svg:y="1.83cm">
          <draw:text-box>
            <text:p><text:span text:style-name="T2">N</text:span></text:p>
          </draw:text-box>
        </draw:frame>
        <draw:frame draw:style-name="gr46" draw:text-style-name="P11" draw:layer="layout" svg:width="2.763cm" svg:height="4.036cm" svg:x="4.826cm" svg:y="10.16cm">
          <draw:text-box>
            <text:p><text:span text:style-name="T2">B</text:span></text:p>
          </draw:text-box>
        </draw:frame>
        <draw:frame draw:style-name="gr45" draw:text-style-name="P11" draw:layer="layout" svg:width="2.949cm" svg:height="4.036cm" svg:x="19.336cm" svg:y="10.022cm">
          <draw:text-box>
            <text:p><text:span text:style-name="T2">D</text:span></text:p>
          </draw:text-box>
        </draw:frame>
        <draw:frame draw:style-name="gr47" draw:text-style-name="P2" draw:layer="layout" svg:width="4.828cm" svg:height="0.962cm" svg:x="10.886cm" svg:y="0.108cm">
          <draw:text-box>
            <text:p>solar irradiation</text:p>
          </draw:text-box>
        </draw:frame>
        <draw:line draw:style-name="gr33" draw:text-style-name="P4" draw:layer="layout" svg:x1="7.685cm" svg:y1="3.81cm" svg:x2="19.335cm" svg:y2="3.81cm">
          <text:p/>
        </draw:line>
        <draw:frame draw:style-name="gr48" draw:text-style-name="P2" draw:layer="layout" svg:width="5.853cm" svg:height="0.962cm" svg:x="10.798cm" svg:y="2.786cm">
          <draw:text-box>
            <text:p>Nutrient absorption</text:p>
          </draw:text-box>
        </draw:frame>
        <draw:frame draw:style-name="gr5" draw:text-style-name="P1" draw:layer="layout" svg:width="1.339cm" svg:height="0.775cm" svg:x="13.072cm" svg:y="4.022cm">
          <draw:image xlink:href="Pictures/100002010000004C0000002CA171D9EB21D4F9A9.png" xlink:type="simple" xlink:show="embed" xlink:actuate="onLoad" loext:mime-type="image/png">
            <text:p/>
          </draw:image>
        </draw:frame>
        <draw:line draw:style-name="gr33" draw:text-style-name="P4" draw:layer="layout" svg:x1="6.132cm" svg:y1="10.11cm" svg:x2="6.096cm" svg:y2="5.866cm">
          <text:p/>
        </draw:line>
        <draw:frame draw:style-name="gr51" draw:text-style-name="P2" draw:layer="layout" svg:width="5.112cm" svg:height="0.962cm" svg:x="6.099cm" svg:y="6.786cm">
          <draw:text-box>
            <text:p>Nutrient leakage</text:p>
          </draw:text-box>
        </draw:frame>
        <draw:line draw:style-name="gr50" draw:text-style-name="P4" draw:layer="layout" svg:x1="20.721cm" svg:y1="10.163cm" svg:x2="20.685cm" svg:y2="5.919cm">
          <text:p/>
        </draw:line>
        <draw:frame draw:style-name="gr16" draw:text-style-name="P2" draw:layer="layout" svg:width="2.085cm" svg:height="0.962cm" svg:x="18.599cm" svg:y="6.586cm">
          <draw:text-box>
            <text:p>death</text:p>
          </draw:text-box>
        </draw:frame>
        <draw:frame draw:style-name="gr5" draw:text-style-name="P1" draw:layer="layout" svg:width="3.597cm" svg:height="0.916cm" svg:x="6.285cm" svg:y="8.572cm">
          <draw:image xlink:href="Pictures/10000201000000CC0000003440B5853D4EE96914.png" xlink:type="simple" xlink:show="embed" xlink:actuate="onLoad" loext:mime-type="image/png">
            <text:p/>
          </draw:image>
        </draw:frame>
        <draw:frame draw:style-name="gr5" draw:text-style-name="P1" draw:layer="layout" svg:width="1.551cm" svg:height="0.739cm" svg:x="18.941cm" svg:y="7.537cm">
          <draw:image xlink:href="Pictures/10000201000000580000002AC6211823EDF9882F.png" xlink:type="simple" xlink:show="embed" xlink:actuate="onLoad" loext:mime-type="image/png">
            <text:p/>
          </draw:image>
        </draw:frame>
        <draw:frame draw:style-name="gr5" draw:text-style-name="P1" draw:layer="layout" svg:width="1.833cm" svg:height="0.88cm" svg:x="18.734cm" svg:y="8.399cm">
          <draw:image xlink:href="Pictures/1000020100000068000000321B2EF3580FD6B2B6.png" xlink:type="simple" xlink:show="embed" xlink:actuate="onLoad" loext:mime-type="image/png">
            <text:p/>
          </draw:image>
        </draw:frame>
        <draw:line draw:style-name="gr33" draw:text-style-name="P4" draw:layer="layout" svg:x1="7.632cm" svg:y1="13.21cm" svg:x2="19.282cm" svg:y2="13.21cm">
          <text:p/>
        </draw:line>
        <draw:line draw:style-name="gr50" draw:text-style-name="P4" draw:layer="layout" svg:x1="7.579cm" svg:y1="10.71cm" svg:x2="19.229cm" svg:y2="10.71cm">
          <text:p/>
        </draw:line>
        <draw:frame draw:style-name="gr48" draw:text-style-name="P2" draw:layer="layout" svg:width="5.853cm" svg:height="0.962cm" svg:x="8.999cm" svg:y="9.786cm">
          <draw:text-box>
            <text:p>Nutrient absorption</text:p>
          </draw:text-box>
        </draw:frame>
        <draw:frame draw:style-name="gr16" draw:text-style-name="P2" draw:layer="layout" svg:width="2.085cm" svg:height="0.962cm" svg:x="9.5cm" svg:y="12.086cm">
          <draw:text-box>
            <text:p>death</text:p>
          </draw:text-box>
        </draw:frame>
        <draw:frame draw:style-name="gr5" draw:text-style-name="P1" draw:layer="layout" svg:width="2.75cm" svg:height="0.986cm" svg:x="10.303cm" svg:y="10.94cm">
          <draw:image xlink:href="Pictures/100002010000009C000000388F7F73BB85D22C7D.png" xlink:type="simple" xlink:show="embed" xlink:actuate="onLoad" loext:mime-type="image/png">
            <text:p/>
          </draw:image>
        </draw:frame>
        <draw:frame draw:style-name="gr5" draw:text-style-name="P1" draw:layer="layout" svg:width="1.621cm" svg:height="0.951cm" svg:x="8.508cm" svg:y="13.467cm">
          <draw:image xlink:href="Pictures/100002010000005C000000362F44D4499BE8E2EF.png" xlink:type="simple" xlink:show="embed" xlink:actuate="onLoad" loext:mime-type="image/png">
            <text:p/>
          </draw:image>
        </draw:frame>
        <draw:frame draw:style-name="gr5" draw:text-style-name="P1" draw:layer="layout" svg:width="1.798cm" svg:height="0.916cm" svg:x="10.776cm" svg:y="13.41cm">
          <draw:image xlink:href="Pictures/100002010000006600000034BF844494C01EB17C.png" xlink:type="simple" xlink:show="embed" xlink:actuate="onLoad" loext:mime-type="image/png">
            <text:p/>
          </draw:image>
        </draw:frame>
        <draw:frame draw:style-name="gr51" draw:text-style-name="P2" draw:layer="layout" svg:width="5.112cm" svg:height="0.962cm" svg:x="13.499cm" svg:y="12.186cm">
          <draw:text-box>
            <text:p>Nutrient leakage</text:p>
          </draw:text-box>
        </draw:frame>
        <draw:frame draw:style-name="gr5" draw:text-style-name="P1" draw:layer="layout" svg:width="1.692cm" svg:height="0.845cm" svg:x="16.446cm" svg:y="10.949cm">
          <draw:image xlink:href="Pictures/100002010000006000000030E87276349994FD8A.png" xlink:type="simple" xlink:show="embed" xlink:actuate="onLoad" loext:mime-type="image/png">
            <text:p/>
          </draw:image>
        </draw:frame>
        <draw:frame draw:style-name="gr52" draw:text-style-name="P2" draw:layer="layout" svg:width="3.283cm" svg:height="1.673cm" svg:x="15.822cm" svg:y="9.022cm">
          <draw:text-box>
            <text:p>Detritus</text:p>
            <text:p>destroyed</text:p>
          </draw:text-box>
        </draw:frame>
        <draw:frame draw:style-name="gr53" draw:text-style-name="P12" draw:layer="layout" svg:width="1.15cm" svg:height="2.855cm" svg:x="14.786cm" svg:y="8.282cm">
          <draw:text-box>
            <text:p><text:span text:style-name="T3">/</text:span></text:p>
          </draw:text-box>
        </draw:frame>
        <draw:frame draw:style-name="gr54" draw:text-style-name="P2" draw:layer="layout" svg:width="3.509cm" svg:height="1.673cm" svg:x="1.162cm" svg:y="13.97cm">
          <draw:text-box>
            <text:p>Population</text:p>
            <text:p>growth</text:p>
          </draw:text-box>
        </draw:frame>
        <draw:frame draw:style-name="gr54" draw:text-style-name="P2" draw:layer="layout" svg:width="3.509cm" svg:height="1.673cm" svg:x="18.081cm" svg:y="0.1cm">
          <draw:text-box>
            <text:p>Population</text:p>
            <text:p>growth</text:p>
          </draw:text-box>
        </draw:frame>
        <draw:line draw:style-name="gr41" draw:text-style-name="P4" draw:layer="layout" svg:x1="15.494cm" svg:y1="0.824cm" svg:x2="18.988cm" svg:y2="2.54cm">
          <text:p/>
        </draw:line>
        <draw:line draw:style-name="gr34" draw:text-style-name="P4" draw:layer="layout" svg:x1="4.826cm" svg:y1="10.414cm" svg:x2="3.302cm" svg:y2="8.382cm">
          <text:p/>
        </draw:line>
        <draw:frame draw:style-name="gr35" draw:text-style-name="P2" draw:layer="layout" svg:width="3.144cm" svg:height="0.962cm" svg:x="1.428cm" svg:y="7.42cm">
          <draw:text-box>
            <text:p>electricity</text:p>
          </draw:text-box>
        </draw:frame>
        <draw:line draw:style-name="gr34" draw:text-style-name="P4" draw:layer="layout" svg:x1="22.352cm" svg:y1="10.323cm" svg:x2="24.892cm" svg:y2="8.89cm">
          <text:p/>
        </draw:line>
        <draw:frame draw:style-name="gr40" draw:text-style-name="P2" draw:layer="layout" svg:width="2.576cm" svg:height="1.673cm" svg:x="24.576cm" svg:y="8.198cm">
          <draw:text-box>
            <text:p>Carbon</text:p>
            <text:p>fixation</text:p>
          </draw:text-box>
        </draw:frame>
        <draw:frame draw:style-name="gr38" draw:text-style-name="P2" draw:layer="layout" svg:width="3.884cm" svg:height="2.384cm" svg:x="23.548cm" svg:y="1.27cm">
          <draw:text-box>
            <text:p>Limiting fac:</text:p>
            <text:p>1. light</text:p>
            <text:p>2. space</text:p>
          </draw:text-box>
        </draw:frame>
        <draw:frame draw:style-name="gr39" draw:text-style-name="P2" draw:layer="layout" svg:width="3.884cm" svg:height="1.673cm" svg:x="1.016cm" svg:y="11.027cm">
          <draw:text-box>
            <text:p>Limiting fac:</text:p>
            <text:p>1. space</text:p>
          </draw:text-box>
        </draw:frame>
        <draw:line draw:style-name="gr41" draw:text-style-name="P4" draw:layer="layout" svg:x1="24.384cm" svg:y1="6.096cm" svg:x2="22.135cm" svg:y2="4.825cm">
          <text:p/>
        </draw:line>
        <draw:frame draw:style-name="gr40" draw:text-style-name="P2" draw:layer="layout" svg:width="2.576cm" svg:height="1.673cm" svg:x="24.276cm" svg:y="5.399cm">
          <draw:text-box>
            <text:p>Carbon</text:p>
            <text:p>dioxide</text:p>
          </draw:text-box>
        </draw:frame>
        <draw:frame draw:style-name="gr58" draw:text-style-name="P1" draw:layer="layout" svg:width="3.409cm" svg:height="0.53cm" svg:x="11.882cm" svg:y="1.518cm">
          <draw:image xlink:href="Pictures/10000201000002940000009EDD30477015933210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9" draw:text-style-name="P11" draw:layer="layout" svg:width="5.963cm" svg:height="4.036cm" svg:x="9.112cm" svg:y="1.622cm">
          <draw:text-box>
            <text:p><text:span text:style-name="T2">p</text:span><text:span text:style-name="T2">h</text:span><text:span text:style-name="T2">y</text:span></text:p>
          </draw:text-box>
        </draw:frame>
        <draw:frame draw:style-name="gr46" draw:text-style-name="P11" draw:layer="layout" svg:width="6.065cm" svg:height="4.036cm" svg:x="9.112cm" svg:y="8.226cm">
          <draw:text-box>
            <text:p><text:span text:style-name="T2">e</text:span><text:span text:style-name="T2">c</text:span><text:span text:style-name="T2">o</text:span></text:p>
          </draw:text-box>
        </draw:frame>
        <draw:frame draw:style-name="gr60" draw:text-style-name="P11" xml:id="id6" draw:id="id6" draw:layer="layout" svg:width="5.387cm" svg:height="4.036cm" svg:x="19.78cm" svg:y="4.762cm">
          <draw:text-box>
            <text:p><text:span text:style-name="T2">m</text:span><text:span text:style-name="T2">tr</text:span></text:p>
          </draw:text-box>
        </draw:frame>
        <draw:line draw:style-name="gr34" draw:text-style-name="P4" draw:layer="layout" svg:x1="11.938cm" svg:y1="12.262cm" svg:x2="17.78cm" svg:y2="14.478cm">
          <text:p/>
        </draw:line>
        <draw:frame draw:style-name="gr35" draw:text-style-name="P2" draw:layer="layout" svg:width="3.144cm" svg:height="0.962cm" svg:x="17.526cm" svg:y="14.024cm">
          <draw:text-box>
            <text:p>electricity</text:p>
          </draw:text-box>
        </draw:frame>
        <draw:frame draw:style-name="gr40" draw:text-style-name="P2" draw:layer="layout" svg:width="2.576cm" svg:height="1.673cm" svg:x="3.302cm" svg:y="6.096cm">
          <draw:text-box>
            <text:p>Carbon</text:p>
            <text:p>dioxide</text:p>
          </draw:text-box>
        </draw:frame>
        <draw:frame draw:style-name="gr61" draw:text-style-name="P1" draw:layer="layout" svg:width="2.521cm" svg:height="0.916cm" svg:x="7.639cm" svg:y="5.688cm">
          <draw:image xlink:href="Pictures/100002010000035E0000009C207A82361FBF6E6C.png" xlink:type="simple" xlink:show="embed" xlink:actuate="onLoad" loext:mime-type="image/png">
            <text:p/>
          </draw:image>
        </draw:frame>
        <draw:frame draw:style-name="gr62" draw:text-style-name="P1" draw:layer="layout" svg:width="2.031cm" svg:height="0.972cm" svg:x="5.335cm" svg:y="10.204cm">
          <draw:image xlink:href="Pictures/100002010000035E0000009C207A82361FBF6E6C.png" xlink:type="simple" xlink:show="embed" xlink:actuate="onLoad" loext:mime-type="image/png">
            <text:p/>
          </draw:image>
        </draw:frame>
        <draw:frame draw:style-name="gr63" draw:text-style-name="P1" draw:layer="layout" svg:width="2.285cm" svg:height="0.761cm" svg:x="3.811cm" svg:y="4.064cm">
          <draw:image xlink:href="Pictures/100002010000035E0000009C207A82361FBF6E6C.png" xlink:type="simple" xlink:show="embed" xlink:actuate="onLoad" loext:mime-type="image/png">
            <text:p/>
          </draw:image>
        </draw:frame>
        <draw:line draw:style-name="gr64" draw:text-style-name="P4" draw:layer="layout" svg:x1="9.112cm" svg:y1="2.032cm" svg:x2="4.318cm" svg:y2="6.35cm">
          <text:p/>
        </draw:line>
        <draw:frame draw:style-name="gr65" draw:text-style-name="P1" draw:layer="layout" svg:width="2.285cm" svg:height="0.761cm" svg:x="17.019cm" svg:y="3.049cm">
          <draw:image xlink:href="Pictures/100002010000035E0000009C207A82361FBF6E6C.png" xlink:type="simple" xlink:show="embed" xlink:actuate="onLoad" loext:mime-type="image/png">
            <text:p/>
          </draw:image>
        </draw:frame>
        <draw:line draw:style-name="gr50" draw:text-style-name="P4" draw:layer="layout" svg:x1="19.78cm" svg:y1="5.334cm" svg:x2="15.125cm" svg:y2="2.667cm">
          <text:p/>
        </draw:line>
        <draw:frame draw:style-name="gr66" draw:text-style-name="P1" draw:layer="layout" svg:width="4.317cm" svg:height="0.761cm" svg:x="14.053cm" svg:y="6.321cm">
          <draw:image xlink:href="Pictures/100002010000035E0000009C207A82361FBF6E6C.png" xlink:type="simple" xlink:show="embed" xlink:actuate="onLoad" loext:mime-type="image/png">
            <text:p/>
          </draw:image>
        </draw:frame>
        <draw:line draw:style-name="gr50" draw:text-style-name="P4" draw:layer="layout" svg:x1="19.728cm" svg:y1="7.282cm" svg:x2="6.35cm" svg:y2="6.858cm">
          <text:p/>
        </draw:line>
        <draw:line draw:style-name="gr64" draw:text-style-name="P4" draw:layer="layout" svg:x1="5.878cm" svg:y1="7.112cm" svg:x2="9.112cm" svg:y2="5.08cm">
          <text:p/>
        </draw:line>
        <draw:frame draw:style-name="gr67" draw:text-style-name="P1" draw:layer="layout" svg:width="3.809cm" svg:height="0.874cm" svg:x="18.035cm" svg:y="11.98cm">
          <draw:image xlink:href="Pictures/100002010000035E0000009C207A82361FBF6E6C.png" xlink:type="simple" xlink:show="embed" xlink:actuate="onLoad" loext:mime-type="image/png">
            <text:p/>
          </draw:image>
        </draw:frame>
        <draw:line draw:style-name="gr50" draw:text-style-name="P4" draw:layer="layout" svg:x1="15.177cm" svg:y1="11.684cm" svg:x2="23.622cm" svg:y2="14.478cm">
          <text:p/>
        </draw:line>
        <draw:frame draw:style-name="gr68" draw:text-style-name="P1" draw:layer="layout" svg:width="5.111cm" svg:height="0.761cm" svg:x="18.672cm" svg:y="9.714cm">
          <draw:image xlink:href="Pictures/100002010000035E0000009C207A82361FBF6E6C.png" xlink:type="simple" xlink:show="embed" xlink:actuate="onLoad" loext:mime-type="image/png">
            <text:p/>
          </draw:image>
        </draw:frame>
        <draw:line draw:style-name="gr50" draw:text-style-name="P4" xml:id="id7" draw:id="id7" draw:layer="layout" svg:x1="23.876cm" svg:y1="8.798cm" svg:x2="23.368cm" svg:y2="14.478cm">
          <text:p/>
        </draw:line>
        <draw:connector draw:style-name="gr69" draw:text-style-name="P4" draw:layer="layout" draw:type="curve" draw:line-skew="1.578cm" svg:x1="25.167cm" svg:y1="6.78cm" svg:x2="23.622cm" svg:y2="14.478cm" draw:start-shape="id6" draw:start-glue-point="1" draw:end-shape="id7" draw:end-glue-point="2" svg:d="M25167 6780c3117 0 2597 4152 1432 6304s-2977 2303-2977 1394" svg:viewBox="0 0 3886 8225">
          <text:p/>
        </draw:connector>
        <draw:frame draw:style-name="gr70" draw:text-style-name="P1" draw:layer="layout" svg:width="1.996cm" svg:height="0.761cm" svg:x="15.784cm" svg:y="8.383cm">
          <draw:image xlink:href="Pictures/100002010000035E0000009C207A82361FBF6E6C.png" xlink:type="simple" xlink:show="embed" xlink:actuate="onLoad" loext:mime-type="image/png">
            <text:p/>
          </draw:image>
        </draw:frame>
        <draw:line draw:style-name="gr50" draw:text-style-name="P4" draw:layer="layout" svg:x1="19.78cm" svg:y1="8.128cm" svg:x2="15.177cm" svg:y2="10.414cm">
          <text:p/>
        </draw:line>
        <draw:line draw:style-name="gr64" draw:text-style-name="P4" draw:layer="layout" svg:x1="8.89cm" svg:y1="11.938cm" svg:x2="5.187cm" svg:y2="7.743cm">
          <text:p/>
        </draw:lin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g draw:name="CO2" xml:id="id11" draw:id="id11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190000000BE7EF2AA7C8041F5B.png" xlink:type="simple" xlink:show="embed" xlink:actuate="onLoad" loext:mime-type="image/png"/>
          </draw:frame>
        </draw:g>
        <draw:frame draw:style-name="gr71" draw:text-style-name="P13" xml:id="id8" draw:id="id8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3" xml:id="id10" draw:id="id10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3" xml:id="id9" draw:id="id9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8" draw:start-glue-point="3" draw:end-shape="id9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0" draw:start-glue-point="1" draw:end-shape="id9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8" draw:start-glue-point="1" draw:end-shape="id11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0" draw:start-glue-point="3" draw:end-shape="id11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9" draw:start-glue-point="2" draw:end-shape="id10" draw:end-glue-point="0" svg:d="M15875 4572c0 2470 8636-337 8636 5616" svg:viewBox="0 0 8637 5617">
          <text:p/>
        </draw:connector>
        <draw:frame draw:style-name="gr35" draw:text-style-name="P2" xml:id="id12" draw:id="id12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0" draw:start-glue-point="2" draw:end-shape="id12" draw:end-glue-point="2" svg:d="M24511 14224c0 750-9827 1031-9827-562" svg:viewBox="0 0 9828 1164">
          <text:p/>
        </draw:connector>
        <draw:frame draw:style-name="gr74" draw:text-style-name="P14" xml:id="id14" draw:id="id14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B4B937D8C864C6FD.png" xlink:type="simple" xlink:show="embed" xlink:actuate="onLoad" loext:mime-type="image/png">
            <text:p/>
          </draw:image>
        </draw:frame>
        <draw:frame draw:style-name="gr76" draw:text-style-name="P1" draw:layer="layout" svg:width="5.421cm" svg:height="1.111cm" svg:x="8.372cm" svg:y="4.985cm">
          <draw:image xlink:href="Pictures/100002010000030A000000A8B4B937D8C864C6FD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B4B937D8C864C6FD.png" xlink:type="simple" xlink:show="embed" xlink:actuate="onLoad" loext:mime-type="image/png">
            <text:p/>
          </draw:image>
        </draw:frame>
        <draw:frame draw:style-name="gr78" draw:text-style-name="P1" draw:layer="layout" svg:width="3.809cm" svg:height="1.101cm" svg:x="6.351cm" svg:y="9.144cm">
          <draw:image xlink:href="Pictures/100002010000030A000000A8B4B937D8C864C6FD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13" draw:start-glue-point="0" draw:end-shape="id9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1" draw:start-glue-point="3" draw:end-shape="id8" draw:end-glue-point="0" svg:d="M13370 7276c-5077 0-7615 1224-7615 3674" svg:viewBox="0 0 7616 3675">
          <text:p/>
        </draw:connector>
        <draw:frame draw:style-name="gr79" draw:text-style-name="P14" xml:id="id13" draw:id="id13" draw:layer="layout" svg:width="3.262cm" svg:height="1.517cm" svg:x="6.136cm" svg:y="7.119cm">
          <draw:text-box>
            <text:p><text:span text:style-name="T5">ph</text:span><text:span text:style-name="T5">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B4B937D8C864C6FD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14" draw:start-glue-point="0" draw:end-shape="id9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B4B937D8C864C6FD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B4B937D8C864C6FD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B4B937D8C864C6FD.png" xlink:type="simple" xlink:show="embed" xlink:actuate="onLoad" loext:mime-type="image/png">
            <text:p/>
          </draw:image>
        </draw:frame>
        <presentation:notes draw:style-name="dp2">
          <draw:page-thumbnail draw:style-name="gr1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 draw:name="CO2_0" xml:id="id18" draw:id="id18">
          <svg:title>TexMaths</svg:title>
          <svg:desc>28§display§CO_2§svg§600§FALSE§CO2</svg:desc>
          <draw:frame draw:style-name="gr5" draw:text-style-name="P1" draw:layer="layout" svg:width="1.87cm" svg:height="0.837cm" svg:x="13.37cm" svg:y="6.858cm">
            <draw:image xlink:href="Pictures/10000B960000029D0000012CE338388716D667E9.svg" xlink:type="simple" xlink:show="embed" xlink:actuate="onLoad" loext:mime-type="image/svg+xml">
              <text:p/>
            </draw:image>
            <draw:image xlink:href="Pictures/10000201000000190000000BE7EF2AA7C8041F5B.png" xlink:type="simple" xlink:show="embed" xlink:actuate="onLoad" loext:mime-type="image/png"/>
          </draw:frame>
        </draw:g>
        <draw:frame draw:style-name="gr71" draw:text-style-name="P13" xml:id="id15" draw:id="id15" draw:layer="layout" svg:width="2.794cm" svg:height="4.036cm" svg:x="4.358cm" svg:y="10.95cm">
          <draw:text-box>
            <text:p><text:span text:style-name="T4">P</text:span></text:p>
          </draw:text-box>
        </draw:frame>
        <draw:frame draw:style-name="gr71" draw:text-style-name="P13" xml:id="id17" draw:id="id17" draw:layer="layout" svg:width="2.794cm" svg:height="4.036cm" svg:x="23.114cm" svg:y="10.188cm">
          <draw:text-box>
            <text:p><text:span text:style-name="T4">B</text:span></text:p>
          </draw:text-box>
        </draw:frame>
        <draw:frame draw:style-name="gr71" draw:text-style-name="P13" xml:id="id16" draw:id="id16" draw:layer="layout" svg:width="2.794cm" svg:height="4.036cm" svg:x="14.478cm" svg:y="0.536cm">
          <draw:text-box>
            <text:p><text:span text:style-name="T4">C</text:span></text:p>
          </draw:text-box>
        </draw:frame>
        <draw:connector draw:style-name="gr72" draw:text-style-name="P4" draw:layer="layout" draw:type="curve" svg:x1="4.358cm" svg:y1="12.968cm" svg:x2="14.478cm" svg:y2="2.554cm" draw:start-shape="id15" draw:start-glue-point="3" draw:end-shape="id16" draw:end-glue-point="3" svg:d="M4358 12968c-750 0-5810-10414 10120-10414" svg:viewBox="0 0 11473 10415">
          <text:p/>
        </draw:connector>
        <draw:connector draw:style-name="gr72" draw:text-style-name="P4" draw:layer="layout" draw:type="curve" svg:x1="25.908cm" svg:y1="12.206cm" svg:x2="17.272cm" svg:y2="2.554cm" draw:start-shape="id17" draw:start-glue-point="1" draw:end-shape="id16" draw:end-glue-point="1" svg:d="M25908 12206c750 0 5068-9652-8636-9652" svg:viewBox="0 0 9871 9653">
          <text:p/>
        </draw:connector>
        <draw:connector draw:style-name="gr72" draw:text-style-name="P4" draw:layer="layout" draw:type="curve" svg:x1="7.152cm" svg:y1="12.968cm" svg:x2="14.305cm" svg:y2="7.695cm" draw:start-shape="id15" draw:start-glue-point="1" draw:end-shape="id18" draw:end-glue-point="2" svg:d="M7152 12968c4769 0 7153-1757 7153-5273" svg:viewBox="0 0 7154 5274">
          <text:p/>
        </draw:connector>
        <draw:connector draw:style-name="gr72" draw:text-style-name="P4" draw:layer="layout" draw:type="curve" svg:x1="23.114cm" svg:y1="12.206cm" svg:x2="14.305cm" svg:y2="7.695cm" draw:start-shape="id17" draw:start-glue-point="3" draw:end-shape="id18" draw:end-glue-point="2" svg:d="M23114 12206c-5873 0-8809-1503-8809-4511" svg:viewBox="0 0 8810 4512">
          <text:p/>
        </draw:connector>
        <draw:connector draw:style-name="gr72" draw:text-style-name="P4" draw:layer="layout" draw:type="curve" draw:line-skew="-1.161cm" svg:x1="15.875cm" svg:y1="4.572cm" svg:x2="24.511cm" svg:y2="10.188cm" draw:start-shape="id16" draw:start-glue-point="2" draw:end-shape="id17" draw:end-glue-point="0" svg:d="M15875 4572c0 2470 8636-337 8636 5616" svg:viewBox="0 0 8637 5617">
          <text:p/>
        </draw:connector>
        <draw:frame draw:style-name="gr35" draw:text-style-name="P2" xml:id="id19" draw:id="id19" draw:layer="layout" svg:width="3.144cm" svg:height="0.962cm" svg:x="13.112cm" svg:y="12.7cm">
          <draw:text-box>
            <text:p>electricity</text:p>
          </draw:text-box>
        </draw:frame>
        <draw:connector draw:style-name="gr73" draw:text-style-name="P4" draw:layer="layout" draw:type="curve" svg:x1="24.511cm" svg:y1="14.224cm" svg:x2="14.684cm" svg:y2="13.662cm" draw:start-shape="id17" draw:start-glue-point="2" draw:end-shape="id19" draw:end-glue-point="2" svg:d="M24511 14224c0 750-9827 1031-9827-562" svg:viewBox="0 0 9828 1164">
          <text:p/>
        </draw:connector>
        <draw:frame draw:style-name="gr74" draw:text-style-name="P14" xml:id="id21" draw:id="id21" draw:layer="layout" svg:width="3.575cm" svg:height="1.517cm" svg:x="20.066cm" svg:y="5.849cm">
          <draw:text-box>
            <text:p><text:span text:style-name="T5">E. coli</text:span></text:p>
          </draw:text-box>
        </draw:frame>
        <draw:frame draw:style-name="gr75" draw:text-style-name="P1" draw:layer="layout" svg:width="1.015cm" svg:height="0.929cm" svg:x="16.256cm" svg:y="9.739cm">
          <draw:image xlink:href="Pictures/100002010000030A000000A8B4B937D8C864C6FD.png" xlink:type="simple" xlink:show="embed" xlink:actuate="onLoad" loext:mime-type="image/png">
            <text:p/>
          </draw:image>
        </draw:frame>
        <draw:frame draw:style-name="gr77" draw:text-style-name="P1" draw:layer="layout" svg:width="1.424cm" svg:height="0.852cm" svg:x="3.91cm" svg:y="6.604cm">
          <draw:image xlink:href="Pictures/100002010000030A000000A8B4B937D8C864C6FD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7.767cm" svg:y1="7.119cm" svg:x2="14.478cm" svg:y2="2.554cm" draw:start-shape="id20" draw:start-glue-point="0" draw:end-shape="id16" draw:end-glue-point="3" svg:d="M7767 7119c0-3044 2237-4565 6711-4565" svg:viewBox="0 0 6712 4566">
          <text:p/>
        </draw:connector>
        <draw:connector draw:style-name="gr72" draw:text-style-name="P4" draw:layer="layout" draw:type="curve" svg:x1="13.37cm" svg:y1="7.276cm" svg:x2="5.755cm" svg:y2="10.95cm" draw:start-shape="id18" draw:start-glue-point="3" draw:end-shape="id15" draw:end-glue-point="0" svg:d="M13370 7276c-5077 0-7615 1224-7615 3674" svg:viewBox="0 0 7616 3675">
          <text:p/>
        </draw:connector>
        <draw:frame draw:style-name="gr79" draw:text-style-name="P14" xml:id="id20" draw:id="id20" draw:layer="layout" svg:width="3.262cm" svg:height="1.517cm" svg:x="6.136cm" svg:y="7.119cm">
          <draw:text-box>
            <text:p><text:span text:style-name="T5">phyto</text:span></text:p>
          </draw:text-box>
        </draw:frame>
        <draw:frame draw:style-name="gr80" draw:text-style-name="P1" draw:layer="layout" svg:width="3.301cm" svg:height="0.985cm" svg:x="18.034cm" svg:y="3.81cm">
          <draw:image xlink:href="Pictures/100002010000030A000000A8B4B937D8C864C6FD.png" xlink:type="simple" xlink:show="embed" xlink:actuate="onLoad" loext:mime-type="image/png">
            <text:p/>
          </draw:image>
        </draw:frame>
        <draw:connector draw:style-name="gr72" draw:text-style-name="P4" draw:layer="layout" draw:type="curve" svg:x1="21.853cm" svg:y1="5.849cm" svg:x2="17.272cm" svg:y2="2.554cm" draw:start-shape="id21" draw:start-glue-point="0" draw:end-shape="id16" draw:end-glue-point="1" svg:d="M21853 5849c0-2197-1527-3295-4581-3295" svg:viewBox="0 0 4582 3296">
          <text:p/>
        </draw:connector>
        <draw:frame draw:style-name="gr81" draw:text-style-name="P1" draw:layer="layout" svg:width="1.352cm" svg:height="0.775cm" svg:x="24.81cm" svg:y="5.829cm">
          <draw:image xlink:href="Pictures/100002010000030A000000A8B4B937D8C864C6FD.png" xlink:type="simple" xlink:show="embed" xlink:actuate="onLoad" loext:mime-type="image/png">
            <text:p/>
          </draw:image>
        </draw:frame>
        <draw:frame draw:style-name="gr82" draw:text-style-name="P1" draw:layer="layout" svg:width="2.676cm" svg:height="1.242cm" svg:x="21.082cm" svg:y="8.382cm">
          <draw:image xlink:href="Pictures/100002010000030A000000A8B4B937D8C864C6FD.png" xlink:type="simple" xlink:show="embed" xlink:actuate="onLoad" loext:mime-type="image/png">
            <text:p/>
          </draw:image>
        </draw:frame>
        <draw:frame draw:style-name="gr83" draw:text-style-name="P1" draw:layer="layout" svg:width="1.015cm" svg:height="0.761cm" svg:x="10.922cm" svg:y="10.95cm">
          <draw:image xlink:href="Pictures/100002010000030A000000A8B4B937D8C864C6FD.png" xlink:type="simple" xlink:show="embed" xlink:actuate="onLoad" loext:mime-type="image/png">
            <text:p/>
          </draw:image>
        </draw:frame>
        <draw:frame draw:style-name="gr84" draw:text-style-name="P9" draw:layer="layout" svg:width="2.285cm" svg:height="0.761cm" svg:x="5.334cm" svg:y="5.588cm">
          <draw:image xlink:href="Pictures/100002010000006200000037564CA58EA4440772.png" xlink:type="simple" xlink:show="embed" xlink:actuate="onLoad" loext:mime-type="image/png">
            <text:p/>
          </draw:image>
        </draw:frame>
        <draw:frame draw:style-name="gr85" draw:text-style-name="P9" draw:layer="layout" svg:width="1.269cm" svg:height="0.66cm" svg:x="6.604cm" svg:y="9.398cm">
          <draw:image xlink:href="Pictures/100002010000006200000037564CA58EA4440772.png" xlink:type="simple" xlink:show="embed" xlink:actuate="onLoad" loext:mime-type="image/png">
            <text:p/>
          </draw:image>
        </draw:frame>
        <draw:frame draw:style-name="gr86" draw:text-style-name="P9" draw:layer="layout" svg:width="0.95cm" svg:height="0.692cm" svg:x="12.192cm" svg:y="4.826cm">
          <draw:image xlink:href="Pictures/100002010000006200000037564CA58EA4440772.png" xlink:type="simple" xlink:show="embed" xlink:actuate="onLoad" loext:mime-type="image/png">
            <text:p/>
          </draw:image>
        </draw:frame>
        <draw:line draw:style-name="gr72" draw:text-style-name="P4" draw:layer="layout" svg:x1="8.89cm" svg:y1="7.276cm" svg:x2="14.478cm" svg:y2="2.554cm">
          <text:p/>
        </draw:line>
        <presentation:notes draw:style-name="dp1">
          <office:forms form:automatic-focus="false" form:apply-design-mode="false"/>
          <draw:page-thumbnail draw:style-name="gr1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54cm" svg:stroke-color="#3465a4" draw:marker-start-width="0.584cm" draw:marker-end-width="0.584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2-08T18:19:56.465542556</meta:creation-date>
    <dc:date>2020-03-14T12:13:07.225814903</dc:date>
    <meta:editing-duration>PT2H40M41S</meta:editing-duration>
    <meta:editing-cycles>26</meta:editing-cycles>
    <meta:generator>LibreOffice/6.4.1.2$Linux_X86_64 LibreOffice_project/e1ad903d8acbc5f5b474f1d8ec3defef24b8c46b</meta:generator>
    <meta:document-statistic meta:object-count="256"/>
    <meta:user-defined meta:name="TexMathsIgnorePreamble">FALSE</meta:user-defined>
    <meta:user-defined meta:name="TexMathsPreamble">\usepackage{amsmath}§\usepackage{amssymb}§\usepackage[usenames]{color}§\usepackage{ifxetex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</meta:user-defined>
  </office:meta>
</office:document-meta>
</file>